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roid Sans" svg:font-family="'Droid Sans'" style:font-family-generic="system" style:font-pitch="variable"/>
    <style:font-face style:name="FreeSans" svg:font-family="FreeSans" style:font-family-generic="system" style:font-pitch="variable"/>
    <style:font-face style:name="Times1" svg:font-family="Times"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text-properties style:font-name="Liberation Serif"/>
    </style:style>
    <style:style style:name="P2" style:family="paragraph" style:parent-style-name="Standard">
      <style:paragraph-properties fo:margin-top="0cm" fo:margin-bottom="0.423cm" fo:orphans="0" fo:widows="0"/>
      <style:text-properties style:font-name="Liberation Serif" style:font-name-complex="Times1"/>
    </style:style>
    <style:style style:name="P3" style:family="paragraph" style:parent-style-name="Standard">
      <style:paragraph-properties fo:margin-top="0cm" fo:margin-bottom="0.423cm" fo:orphans="0" fo:widows="0"/>
      <style:text-properties style:font-name="Liberation Serif" fo:font-size="12pt" style:font-size-asian="12pt" style:font-size-complex="12pt"/>
    </style:style>
    <style:style style:name="P4" style:family="paragraph" style:parent-style-name="Standard">
      <style:paragraph-properties fo:margin-top="0cm" fo:margin-bottom="0.423cm" fo:orphans="0" fo:widows="0"/>
      <style:text-properties style:font-name="Liberation Serif" fo:font-size="12pt" style:font-size-asian="12pt" style:font-name-complex="Calibri1" style:font-size-complex="12pt"/>
    </style:style>
    <style:style style:name="P5" style:family="paragraph" style:parent-style-name="Text_20_body">
      <style:text-properties fo:color="#000000" style:font-name="Liberation Serif"/>
    </style:style>
    <style:style style:name="P6" style:family="paragraph" style:parent-style-name="Normal_20__28_Web_29_">
      <style:text-properties style:font-name="Liberation Serif"/>
    </style:style>
    <style:style style:name="P7" style:family="paragraph" style:parent-style-name="Normal_20__28_Web_29_">
      <style:text-properties style:font-name="Liberation Serif" fo:font-size="12pt" style:font-size-asian="12pt" style:font-size-complex="12pt"/>
    </style:style>
    <style:style style:name="P8" style:family="paragraph" style:parent-style-name="Heading_20_1">
      <style:text-properties fo:color="#000000" style:font-name="Liberation Serif"/>
    </style:style>
    <style:style style:name="P9" style:family="paragraph" style:parent-style-name="Standard">
      <style:paragraph-properties fo:margin-top="0cm" fo:margin-bottom="0.423cm" fo:orphans="0" fo:widows="0"/>
      <style:text-properties style:font-name="Liberation Serif" fo:font-size="12pt" style:font-size-asian="12pt" style:font-name-complex="Calibri1" style:font-size-complex="12pt"/>
    </style:style>
    <style:style style:name="P10" style:family="paragraph" style:parent-style-name="Heading_20_2">
      <style:text-properties style:font-name="Liberation Serif"/>
    </style:style>
    <style:style style:name="T1" style:family="text">
      <style:text-properties fo:font-size="12pt" style:font-size-asian="12pt" style:font-name-complex="Calibri1" style:font-size-complex="12pt"/>
    </style:style>
    <style:style style:name="T2" style:family="text">
      <style:text-properties fo:font-size="12pt" style:font-size-asian="12pt" style:font-size-complex="12pt"/>
    </style:style>
    <style:style style:name="T3" style:family="text">
      <style:text-properties style:font-name-complex="Calibri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Introduction</text:h>
      <text:p text:style-name="P5"/>
      <text:h text:style-name="P10" text:outline-level="2">A. Présentation des acteurs</text:h>
      <text:p text:style-name="P4">CHRISTMAS Charles</text:p>
      <text:p text:style-name="P4">BROC Guillaume : guillaume.broc@etu.univ-amu.fr</text:p>
      <text:p text:style-name="P4">CARLES Clément : clement.carles@etu.univ-amu.fr</text:p>
      <text:p text:style-name="P4">CHEYNET Quentin : quentin.cheynet@etu.univ-amu.fr</text:p>
      <text:p text:style-name="P4">HUGUET Jean-Philippe : jean-philippe.huguet@etu.univ-amu.fr</text:p>
      <text:p text:style-name="P4">TROUSSE Sébastien : <text:s/>sebastien.trousse@etu.univ-amu.fr</text:p>
      <text:p text:style-name="P3"><text:span text:style-name="T3">VAZ BORGES Jérémy : </text:span>jeremy.vazborges@gmail.com</text:p>
      <text:h text:style-name="P10" text:outline-level="2">B. Présentation du projet</text:h>
      <text:p text:style-name="P1"/>
      <text:p text:style-name="P6"><text:span text:style-name="T1">La société Groupe C a été chargée de réaliser pour Monsieur </text:span><text:span text:style-name="T2">Charles CHRISTMAS le jeu QBomberman++ dont l’idée générale est la suivante .</text:span></text:p>
      <text:p text:style-name="P7">Deux joueurs au minimum se rencontrent sur une partie en réseau.</text:p>
      <text:p text:style-name="P7">L’interface graphique en 2D du jeu permet à chaque joueur de se déplacer de manière horizontale ou verticale.</text:p>
      <text:p text:style-name="P6"><text:span text:style-name="T2">Chaque jou</text:span><text:bookmark text:name="_GoBack"/><text:span text:style-name="T2">eur a la possibilité de poser des bombes et le vainqueur de la partie est le dernier joueur en vie.</text:span></text:p>
      <text:p text:style-name="P7">Chaque niveau du jeu est constitué de blocs sur lesquels les personnages peuvent marcher, et certains blocs peuvent être détruit. Parmi les blocs pouvant être détruit, certains renferment des bonus permettant au joueur qui les touche d'améliorer ses capacités. </text:p>
      <text:p text:style-name="P2">Les <text:s/>bonus permettent d’améliorer les capacités des personnages telles que la vitesse de déplacement, la puissance des bombes qu’il pose ou encore le moment où les bombes explos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roid Sans" svg:font-family="'Droid Sans'" style:font-family-generic="system" style:font-pitch="variable"/>
    <style:font-face style:name="FreeSans" svg:font-family="FreeSans" style:font-family-generic="system" style:font-pitch="variable"/>
    <style:font-face style:name="Times1" svg:font-family="Times"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Standard" style:next-style-name="Text_20_body" style:default-outline-level="1" style:list-style-name="" style:class="text">
      <style:paragraph-properties fo:margin-top="0.847cm" fo:margin-bottom="0cm" fo:keep-together="always" fo:keep-with-next="always"/>
      <style:text-properties fo:color="#345a8a" style:font-name="Calibri" fo:font-size="16pt" fo:font-weight="bold" style:font-size-asian="16pt" style:font-weight-asian="bold" style:font-size-complex="16pt" style:font-weight-complex="bold"/>
    </style:style>
    <style:style style:name="Normal_20__28_Web_29_" style:display-name="Normal (Web)" style:family="paragraph" style:parent-style-name="Standard" style:default-outline-level="">
      <style:paragraph-properties fo:margin-top="0.176cm" fo:margin-bottom="0.176cm"/>
      <style:text-properties style:font-name="Times" fo:font-size="10pt" style:font-size-asian="10pt" style:font-name-complex="Times New Roman"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Quentin </meta:initial-creator>
    <meta:creation-date>2013-11-04T23:38:04</meta:creation-date>
    <dc:date>2013-11-05T13:24:05</dc:date>
    <dc:creator>CHEYNET Quentin</dc:creator>
    <meta:editing-duration>PT6M48S</meta:editing-duration>
    <meta:editing-cycles>11</meta:editing-cycles>
    <meta:generator>LibreOffice/3.5$Linux_x86 LibreOffice_project/350m1$Build-2</meta:generator>
    <meta:document-statistic meta:table-count="0" meta:image-count="0" meta:object-count="0" meta:page-count="1" meta:paragraph-count="16" meta:word-count="176" meta:character-count="1243" meta:non-whitespace-character-count="1080"/>
  </office:meta>
</office:document-meta>
</file>